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99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3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3"/>
        <table:table-column table:style-name="co4" table:default-cell-style-name="ce10"/>
        <table:table-column table:style-name="co5" table:default-cell-style-name="ce17"/>
        <table:table-column table:style-name="co6" table:number-columns-repeated="4" table:default-cell-style-name="ce18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4" table:default-cell-style-name="ce10"/>
        <table:table-column table:style-name="co6" table:default-cell-style-name="ce20"/>
        <table:table-column table:style-name="co2" table:default-cell-style-name="ce25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2" table:number-columns-repeated="96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2" office:value-type="string" calcext:value-type="string">
            <text:p>CP1</text:p>
          </table:table-cell>
          <table:table-cell table:style-name="ce12" office:value-type="string" calcext:value-type="string">
            <text:p>CP2</text:p>
          </table:table-cell>
          <table:table-cell table:style-name="ce12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2" office:value-type="string" calcext:value-type="string">
            <text:p>FP – P</text:p>
          </table:table-cell>
          <table:table-cell table:style-name="ce12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4" office:value-type="string" calcext:value-type="string">
            <text:p>FP Final</text:p>
          </table:table-cell>
          <table:table-cell table:style-name="ce9"/>
          <table:table-cell table:style-name="ce15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office:value-type="string" calcext:value-type="string">
            <text:p>Final GPA</text:p>
          </table:table-cell>
          <table:table-cell office:value-type="string" calcext:value-type="string">
            <text:p>Submitted GPA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9"/>
          <table:table-cell table:style-name="ce19"/>
          <table:table-cell table:style-name="ce22"/>
          <table:table-cell table:style-name="ce12" table:number-columns-repeated="96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 table:formula="of:=(SUM(VLOOKUP([.B2];[.$AV$2:.$AW$15];2;0); VLOOKUP([.C2];[.$AV$2:.$AW$15];2;0); VLOOKUP([.D2];[.$AV$2:.$AW$15];2;0); VLOOKUP([.E2];[.$AV$2:.$AW$15];2;0); VLOOKUP([.F2];[.$AV$2:.$AW$15];2;0); VLOOKUP([.G2];[.$AV$2:.$AW$15];2;0); VLOOKUP([.H2];[.$AV$2:.$AW$15];2;0); VLOOKUP([.I2];[.$AV$2:.$AW$15];2;0); VLOOKUP([.J2];[.$AV$2:.$AW$15];2;0); VLOOKUP([.K2];[.$AV$2:.$AW$15];2;0))/1000)*0.3" office:value-type="float" office:value="0.2811" calcext:value-type="float">
            <text:p>0.2811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2:.U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 table:formula="of:=[.X2]/100*0.05+[.Y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2]/100*0.15+[.AC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2];[.$AV$2:.$AW$15];2;0); VLOOKUP([.AG2];[.$AV$2:.$AW$15];2;0); MIN(30; [.AH2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 table:formula="of:=(SUM(VLOOKUP([.AK2];[.$AV$2:.$AW$15];2;0); VLOOKUP([.AL2];[.$AV$2:.$AW$15];2;0); VLOOKUP([.AM2];[.$AV$2:.$AW$15];2;0))/300)*0.1" office:value-type="float" office:value="0.0873333333333333" calcext:value-type="float">
            <text:p>0.08733</text:p>
          </table:table-cell>
          <table:table-cell/>
          <table:table-cell table:style-name="ce14" table:formula="of:=[.L2] + [.V2] + [.Z2] + [.AI2] + [.AD2] + [.AN2]" office:value-type="float" office:value="0.870846376811594" calcext:value-type="float">
            <text:p>0.87085</text:p>
          </table:table-cell>
          <table:table-cell table:style-name="ce16" table:formula="of:=IF([.AP2]&gt;=0.9875;&quot;A+&quot;;  IF([.AP2]&gt;=0.94; &quot;A&quot;; IF([.AP2]&gt;=0.9; &quot;A-&quot;; IF([.AP2]&gt;=0.87; &quot;B+&quot;; IF([.AP2]&gt;=0.84;&quot;B&quot;; IF([.AP2]&gt;=0.8; &quot;B-&quot;; IF([.AP2]&gt;=0.77; &quot;C+&quot;; IF([.AP2]&gt;=0.74;&quot;C&quot;; IF([.AP2]&gt;=0.7; &quot;C-&quot;; IF([.AP2]&gt;=0.67; &quot;D+&quot;; IF([.AP2]&gt;=0.64;&quot;D&quot;; IF([.AP2]&gt;=0.6; &quot;D-&quot;; &quot;F&quot;))))))))))))" office:value-type="string" office:string-value="B+" calcext:value-type="string">
            <text:p>B+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Q2]; [.$AY$2:.$AZ$15]; 2; 0)" office:value-type="float" office:value="3.3" calcext:value-type="float">
            <text:p>3.3</text:p>
          </table:table-cell>
          <table:table-cell table:style-name="ce16" table:formula="of:=VLOOKUP([.AR2]; [.$AY$2:.$AZ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 table:formula="of:=(SUM(VLOOKUP([.B3];[.$AV$2:.$AW$15];2;0); VLOOKUP([.C3];[.$AV$2:.$AW$15];2;0); VLOOKUP([.D3];[.$AV$2:.$AW$15];2;0); VLOOKUP([.E3];[.$AV$2:.$AW$15];2;0); VLOOKUP([.F3];[.$AV$2:.$AW$15];2;0); VLOOKUP([.G3];[.$AV$2:.$AW$15];2;0); VLOOKUP([.H3];[.$AV$2:.$AW$15];2;0); VLOOKUP([.I3];[.$AV$2:.$AW$15];2;0); VLOOKUP([.J3];[.$AV$2:.$AW$15];2;0); VLOOKUP([.K3];[.$AV$2:.$AW$15];2;0))/1000)*0.3" office:value-type="float" office:value="0.2871" calcext:value-type="float">
            <text:p>0.287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table:formula="of:=SUM([.N3:.U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X3]/100*0.05+[.Y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3]/100*0.15+[.AC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7" table:formula="of:=(SUM(VLOOKUP([.AF3];[.$AV$2:.$AW$15];2;0); VLOOKUP([.AG3];[.$AV$2:.$AW$15];2;0); MIN(30; [.AH3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AK3];[.$AV$2:.$AW$15];2;0); VLOOKUP([.AL3];[.$AV$2:.$AW$15];2;0); VLOOKUP([.AM3];[.$AV$2:.$AW$15];2;0))/300)*0.1" office:value-type="float" office:value="0.0916666666666667" calcext:value-type="float">
            <text:p>0.09167</text:p>
          </table:table-cell>
          <table:table-cell/>
          <table:table-cell table:style-name="ce14" table:formula="of:=[.L3] + [.V3] + [.Z3] + [.AI3] + [.AD3] + [.AN3]" office:value-type="float" office:value="0.865679710144928" calcext:value-type="float">
            <text:p>0.86568</text:p>
          </table:table-cell>
          <table:table-cell table:style-name="ce16" table:formula="of:=IF([.AP3]&gt;=0.9875;&quot;A+&quot;;  IF([.AP3]&gt;=0.94; &quot;A&quot;; IF([.AP3]&gt;=0.9; &quot;A-&quot;; IF([.AP3]&gt;=0.87; &quot;B+&quot;; IF([.AP3]&gt;=0.84;&quot;B&quot;; IF([.AP3]&gt;=0.8; &quot;B-&quot;; IF([.AP3]&gt;=0.77; &quot;C+&quot;; IF([.AP3]&gt;=0.74;&quot;C&quot;; IF([.AP3]&gt;=0.7; &quot;C-&quot;; IF([.AP3]&gt;=0.67; &quot;D+&quot;; IF([.AP3]&gt;=0.64;&quot;D&quot;; IF([.AP3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Q3]; [.$AY$2:.$AZ$15]; 2; 0)" office:value-type="float" office:value="3" calcext:value-type="float">
            <text:p>3</text:p>
          </table:table-cell>
          <table:table-cell table:style-name="ce16" table:formula="of:=VLOOKUP([.AR3]; [.$AY$2:.$AZ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 table:formula="of:=(SUM(VLOOKUP([.B4];[.$AV$2:.$AW$15];2;0); VLOOKUP([.C4];[.$AV$2:.$AW$15];2;0); VLOOKUP([.D4];[.$AV$2:.$AW$15];2;0); VLOOKUP([.E4];[.$AV$2:.$AW$15];2;0); VLOOKUP([.F4];[.$AV$2:.$AW$15];2;0); VLOOKUP([.G4];[.$AV$2:.$AW$15];2;0); VLOOKUP([.H4];[.$AV$2:.$AW$15];2;0); VLOOKUP([.I4];[.$AV$2:.$AW$15];2;0); VLOOKUP([.J4];[.$AV$2:.$AW$15];2;0); VLOOKUP([.K4];[.$AV$2:.$AW$15];2;0))/1000)*0.3" office:value-type="float" office:value="0.2889" calcext:value-type="float">
            <text:p>0.2889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4:.U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X4]/100*0.05+[.Y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formula="of:=[.AB4]/100*0.15+[.AC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7" table:formula="of:=(SUM(VLOOKUP([.AF4];[.$AV$2:.$AW$15];2;0); VLOOKUP([.AG4];[.$AV$2:.$AW$15];2;0); MIN(30; [.AH4]))/230)*0.05" office:value-type="float" office:value="0.0469565217391304" calcext:value-type="float">
            <text:p>0.0469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4];[.$AV$2:.$AW$15];2;0); VLOOKUP([.AL4];[.$AV$2:.$AW$15];2;0); VLOOKUP([.AM4];[.$AV$2:.$AW$15];2;0))/300)*0.1" office:value-type="float" office:value="0.0936666666666667" calcext:value-type="float">
            <text:p>0.09367</text:p>
          </table:table-cell>
          <table:table-cell/>
          <table:table-cell table:style-name="ce14" table:formula="of:=[.L4] + [.V4] + [.Z4] + [.AI4] + [.AD4] + [.AN4]" office:value-type="float" office:value="0.959023188405797" calcext:value-type="float">
            <text:p>0.95902</text:p>
          </table:table-cell>
          <table:table-cell table:style-name="ce16" table:formula="of:=IF([.AP4]&gt;=0.9875;&quot;A+&quot;;  IF([.AP4]&gt;=0.94; &quot;A&quot;; IF([.AP4]&gt;=0.9; &quot;A-&quot;; IF([.AP4]&gt;=0.87; &quot;B+&quot;; IF([.AP4]&gt;=0.84;&quot;B&quot;; IF([.AP4]&gt;=0.8; &quot;B-&quot;; IF([.AP4]&gt;=0.77; &quot;C+&quot;; IF([.AP4]&gt;=0.74;&quot;C&quot;; IF([.AP4]&gt;=0.7; &quot;C-&quot;; IF([.AP4]&gt;=0.67; &quot;D+&quot;; IF([.AP4]&gt;=0.64;&quot;D&quot;; IF([.AP4]&gt;=0.6; &quot;D-&quot;; &quot;F&quot;))))))))))))" office:value-type="string" office:string-value="A" calcext:value-type="string">
            <text:p>A</text:p>
          </table:table-cell>
          <table:table-cell table:style-name="ce16" office:value-type="string" calcext:value-type="string">
            <text:p>A</text:p>
          </table:table-cell>
          <table:table-cell table:style-name="ce16" table:formula="of:=VLOOKUP([.AQ4]; [.$AY$2:.$AZ$15]; 2; 0)" office:value-type="float" office:value="4" calcext:value-type="float">
            <text:p>4</text:p>
          </table:table-cell>
          <table:table-cell table:style-name="ce16" table:formula="of:=VLOOKUP([.AR4]; [.$AY$2:.$AZ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5];[.$AV$2:.$AW$15];2;0); VLOOKUP([.C5];[.$AV$2:.$AW$15];2;0); VLOOKUP([.D5];[.$AV$2:.$AW$15];2;0); VLOOKUP([.E5];[.$AV$2:.$AW$15];2;0); VLOOKUP([.F5];[.$AV$2:.$AW$15];2;0); VLOOKUP([.G5];[.$AV$2:.$AW$15];2;0); VLOOKUP([.H5];[.$AV$2:.$AW$15];2;0); VLOOKUP([.I5];[.$AV$2:.$AW$15];2;0); VLOOKUP([.J5];[.$AV$2:.$AW$15];2;0); VLOOKUP([.K5];[.$AV$2:.$AW$15];2;0))/1000)*0.3" office:value-type="float" office:value="0.2445" calcext:value-type="float">
            <text:p>0.2445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5:.U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 table:formula="of:=[.X5]/100*0.05+[.Y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7" table:formula="of:=[.AB5]/100*0.15+[.AC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5];[.$AV$2:.$AW$15];2;0); VLOOKUP([.AG5];[.$AV$2:.$AW$15];2;0); MIN(30; [.AH5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 table:formula="of:=(SUM(VLOOKUP([.AK5];[.$AV$2:.$AW$15];2;0); VLOOKUP([.AL5];[.$AV$2:.$AW$15];2;0); VLOOKUP([.AM5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5] + [.V5] + [.Z5] + [.AI5] + [.AD5] + [.AN5]" office:value-type="float" office:value="0.692079710144928" calcext:value-type="float">
            <text:p>0.69208</text:p>
          </table:table-cell>
          <table:table-cell table:style-name="ce16" table:formula="of:=IF([.AP5]&gt;=0.9875;&quot;A+&quot;;  IF([.AP5]&gt;=0.94; &quot;A&quot;; IF([.AP5]&gt;=0.9; &quot;A-&quot;; IF([.AP5]&gt;=0.87; &quot;B+&quot;; IF([.AP5]&gt;=0.84;&quot;B&quot;; IF([.AP5]&gt;=0.8; &quot;B-&quot;; IF([.AP5]&gt;=0.77; &quot;C+&quot;; IF([.AP5]&gt;=0.74;&quot;C&quot;; IF([.AP5]&gt;=0.7; &quot;C-&quot;; IF([.AP5]&gt;=0.67; &quot;D+&quot;; IF([.AP5]&gt;=0.64;&quot;D&quot;; IF([.AP5]&gt;=0.6; &quot;D-&quot;; &quot;F&quot;))))))))))))" office:value-type="string" office:string-value="D+" calcext:value-type="string">
            <text:p>D+</text:p>
          </table:table-cell>
          <table:table-cell table:style-name="ce16" office:value-type="string" calcext:value-type="string">
            <text:p>C-</text:p>
          </table:table-cell>
          <table:table-cell table:style-name="ce16" table:formula="of:=VLOOKUP([.AQ5]; [.$AY$2:.$AZ$15]; 2; 0)" office:value-type="float" office:value="1.3" calcext:value-type="float">
            <text:p>1.3</text:p>
          </table:table-cell>
          <table:table-cell table:style-name="ce16" table:formula="of:=VLOOKUP([.AR5]; [.$AY$2:.$AZ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 table:formula="of:=(SUM(VLOOKUP([.B6];[.$AV$2:.$AW$15];2;0); VLOOKUP([.C6];[.$AV$2:.$AW$15];2;0); VLOOKUP([.D6];[.$AV$2:.$AW$15];2;0); VLOOKUP([.E6];[.$AV$2:.$AW$15];2;0); VLOOKUP([.F6];[.$AV$2:.$AW$15];2;0); VLOOKUP([.G6];[.$AV$2:.$AW$15];2;0); VLOOKUP([.H6];[.$AV$2:.$AW$15];2;0); VLOOKUP([.I6];[.$AV$2:.$AW$15];2;0); VLOOKUP([.J6];[.$AV$2:.$AW$15];2;0); VLOOKUP([.K6];[.$AV$2:.$AW$15];2;0))/1000)*0.3" office:value-type="float" office:value="0.2475" calcext:value-type="float">
            <text:p>0.2475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6:.U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 table:formula="of:=[.X6]/100*0.05+[.Y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7" table:formula="of:=[.AB6]/100*0.15+[.AC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(SUM(VLOOKUP([.AF6];[.$AV$2:.$AW$15];2;0); VLOOKUP([.AG6];[.$AV$2:.$AW$15];2;0); MIN(30; [.AH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 table:formula="of:=(SUM(VLOOKUP([.AK6];[.$AV$2:.$AW$15];2;0); VLOOKUP([.AL6];[.$AV$2:.$AW$15];2;0); VLOOKUP([.AM6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6] + [.V6] + [.Z6] + [.AI6] + [.AD6] + [.AN6]" office:value-type="float" office:value="0.687753623188406" calcext:value-type="float">
            <text:p>0.68775</text:p>
          </table:table-cell>
          <table:table-cell table:style-name="ce16" table:formula="of:=IF([.AP6]&gt;=0.9875;&quot;A+&quot;;  IF([.AP6]&gt;=0.94; &quot;A&quot;; IF([.AP6]&gt;=0.9; &quot;A-&quot;; IF([.AP6]&gt;=0.87; &quot;B+&quot;; IF([.AP6]&gt;=0.84;&quot;B&quot;; IF([.AP6]&gt;=0.8; &quot;B-&quot;; IF([.AP6]&gt;=0.77; &quot;C+&quot;; IF([.AP6]&gt;=0.74;&quot;C&quot;; IF([.AP6]&gt;=0.7; &quot;C-&quot;; IF([.AP6]&gt;=0.67; &quot;D+&quot;; IF([.AP6]&gt;=0.64;&quot;D&quot;; IF([.AP6]&gt;=0.6; &quot;D-&quot;; &quot;F&quot;))))))))))))" office:value-type="string" office:string-value="D+" calcext:value-type="string">
            <text:p>D+</text:p>
          </table:table-cell>
          <table:table-cell table:style-name="ce16" office:value-type="string" calcext:value-type="string">
            <text:p>C-</text:p>
          </table:table-cell>
          <table:table-cell table:style-name="ce16" table:formula="of:=VLOOKUP([.AQ6]; [.$AY$2:.$AZ$15]; 2; 0)" office:value-type="float" office:value="1.3" calcext:value-type="float">
            <text:p>1.3</text:p>
          </table:table-cell>
          <table:table-cell table:style-name="ce16" table:formula="of:=VLOOKUP([.AR6]; [.$AY$2:.$AZ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 table:formula="of:=(SUM(VLOOKUP([.B7];[.$AV$2:.$AW$15];2;0); VLOOKUP([.C7];[.$AV$2:.$AW$15];2;0); VLOOKUP([.D7];[.$AV$2:.$AW$15];2;0); VLOOKUP([.E7];[.$AV$2:.$AW$15];2;0); VLOOKUP([.F7];[.$AV$2:.$AW$15];2;0); VLOOKUP([.G7];[.$AV$2:.$AW$15];2;0); VLOOKUP([.H7];[.$AV$2:.$AW$15];2;0); VLOOKUP([.I7];[.$AV$2:.$AW$15];2;0); VLOOKUP([.J7];[.$AV$2:.$AW$15];2;0); VLOOKUP([.K7];[.$AV$2:.$AW$15];2;0))/1000)*0.3" office:value-type="float" office:value="0.273" calcext:value-type="float">
            <text:p>0.273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7:.U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X7]/100*0.05+[.Y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7]/100*0.15+[.AC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7];[.$AV$2:.$AW$15];2;0); VLOOKUP([.AG7];[.$AV$2:.$AW$15];2;0); MIN(30; [.AH7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7];[.$AV$2:.$AW$15];2;0); VLOOKUP([.AL7];[.$AV$2:.$AW$15];2;0); VLOOKUP([.AM7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7] + [.V7] + [.Z7] + [.AI7] + [.AD7] + [.AN7]" office:value-type="float" office:value="0.848246376811594" calcext:value-type="float">
            <text:p>0.84825</text:p>
          </table:table-cell>
          <table:table-cell table:style-name="ce16" table:formula="of:=IF([.AP7]&gt;=0.9875;&quot;A+&quot;;  IF([.AP7]&gt;=0.94; &quot;A&quot;; IF([.AP7]&gt;=0.9; &quot;A-&quot;; IF([.AP7]&gt;=0.87; &quot;B+&quot;; IF([.AP7]&gt;=0.84;&quot;B&quot;; IF([.AP7]&gt;=0.8; &quot;B-&quot;; IF([.AP7]&gt;=0.77; &quot;C+&quot;; IF([.AP7]&gt;=0.74;&quot;C&quot;; IF([.AP7]&gt;=0.7; &quot;C-&quot;; IF([.AP7]&gt;=0.67; &quot;D+&quot;; IF([.AP7]&gt;=0.64;&quot;D&quot;; IF([.AP7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Q7]; [.$AY$2:.$AZ$15]; 2; 0)" office:value-type="float" office:value="3" calcext:value-type="float">
            <text:p>3</text:p>
          </table:table-cell>
          <table:table-cell table:style-name="ce16" table:formula="of:=VLOOKUP([.AR7]; [.$AY$2:.$AZ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8];[.$AV$2:.$AW$15];2;0); VLOOKUP([.C8];[.$AV$2:.$AW$15];2;0); VLOOKUP([.D8];[.$AV$2:.$AW$15];2;0); VLOOKUP([.E8];[.$AV$2:.$AW$15];2;0); VLOOKUP([.F8];[.$AV$2:.$AW$15];2;0); VLOOKUP([.G8];[.$AV$2:.$AW$15];2;0); VLOOKUP([.H8];[.$AV$2:.$AW$15];2;0); VLOOKUP([.I8];[.$AV$2:.$AW$15];2;0); VLOOKUP([.J8];[.$AV$2:.$AW$15];2;0); VLOOKUP([.K8];[.$AV$2:.$AW$15];2;0))/1000)*0.3" office:value-type="float" office:value="0.2781" calcext:value-type="float">
            <text:p>0.278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8:.U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 table:formula="of:=[.X8]/100*0.05+[.Y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AB8]/100*0.15+[.AC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8];[.$AV$2:.$AW$15];2;0); VLOOKUP([.AG8];[.$AV$2:.$AW$15];2;0); MIN(30; [.AH8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8];[.$AV$2:.$AW$15];2;0); VLOOKUP([.AL8];[.$AV$2:.$AW$15];2;0); VLOOKUP([.AM8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8] + [.V8] + [.Z8] + [.AI8] + [.AD8] + [.AN8]" office:value-type="float" office:value="0.778346376811594" calcext:value-type="float">
            <text:p>0.77835</text:p>
          </table:table-cell>
          <table:table-cell table:style-name="ce16" table:formula="of:=IF([.AP8]&gt;=0.9875;&quot;A+&quot;;  IF([.AP8]&gt;=0.94; &quot;A&quot;; IF([.AP8]&gt;=0.9; &quot;A-&quot;; IF([.AP8]&gt;=0.87; &quot;B+&quot;; IF([.AP8]&gt;=0.84;&quot;B&quot;; IF([.AP8]&gt;=0.8; &quot;B-&quot;; IF([.AP8]&gt;=0.77; &quot;C+&quot;; IF([.AP8]&gt;=0.74;&quot;C&quot;; IF([.AP8]&gt;=0.7; &quot;C-&quot;; IF([.AP8]&gt;=0.67; &quot;D+&quot;; IF([.AP8]&gt;=0.64;&quot;D&quot;; IF([.AP8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Q8]; [.$AY$2:.$AZ$15]; 2; 0)" office:value-type="float" office:value="2.3" calcext:value-type="float">
            <text:p>2.3</text:p>
          </table:table-cell>
          <table:table-cell table:style-name="ce16" table:formula="of:=VLOOKUP([.AR8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 table:formula="of:=(SUM(VLOOKUP([.B9];[.$AV$2:.$AW$15];2;0); VLOOKUP([.C9];[.$AV$2:.$AW$15];2;0); VLOOKUP([.D9];[.$AV$2:.$AW$15];2;0); VLOOKUP([.E9];[.$AV$2:.$AW$15];2;0); VLOOKUP([.F9];[.$AV$2:.$AW$15];2;0); VLOOKUP([.G9];[.$AV$2:.$AW$15];2;0); VLOOKUP([.H9];[.$AV$2:.$AW$15];2;0); VLOOKUP([.I9];[.$AV$2:.$AW$15];2;0); VLOOKUP([.J9];[.$AV$2:.$AW$15];2;0); VLOOKUP([.K9];[.$AV$2:.$AW$15];2;0))/1000)*0.3" office:value-type="float" office:value="0.2442" calcext:value-type="float">
            <text:p>0.2442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9:.U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 table:formula="of:=[.X9]/100*0.05+[.Y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7" table:formula="of:=[.AB9]/100*0.15+[.AC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7" table:formula="of:=(SUM(VLOOKUP([.AF9];[.$AV$2:.$AW$15];2;0); VLOOKUP([.AG9];[.$AV$2:.$AW$15];2;0); MIN(30; [.AH9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9];[.$AV$2:.$AW$15];2;0); VLOOKUP([.AL9];[.$AV$2:.$AW$15];2;0); VLOOKUP([.AM9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9] + [.V9] + [.Z9] + [.AI9] + [.AD9] + [.AN9]" office:value-type="float" office:value="0.755946376811594" calcext:value-type="float">
            <text:p>0.75595</text:p>
          </table:table-cell>
          <table:table-cell table:style-name="ce16" table:formula="of:=IF([.AP9]&gt;=0.9875;&quot;A+&quot;;  IF([.AP9]&gt;=0.94; &quot;A&quot;; IF([.AP9]&gt;=0.9; &quot;A-&quot;; IF([.AP9]&gt;=0.87; &quot;B+&quot;; IF([.AP9]&gt;=0.84;&quot;B&quot;; IF([.AP9]&gt;=0.8; &quot;B-&quot;; IF([.AP9]&gt;=0.77; &quot;C+&quot;; IF([.AP9]&gt;=0.74;&quot;C&quot;; IF([.AP9]&gt;=0.7; &quot;C-&quot;; IF([.AP9]&gt;=0.67; &quot;D+&quot;; IF([.AP9]&gt;=0.64;&quot;D&quot;; IF([.AP9]&gt;=0.6; &quot;D-&quot;; &quot;F&quot;))))))))))))" office:value-type="string" office:string-value="C" calcext:value-type="string">
            <text:p>C</text:p>
          </table:table-cell>
          <table:table-cell table:style-name="ce16" office:value-type="string" calcext:value-type="string">
            <text:p>C</text:p>
          </table:table-cell>
          <table:table-cell table:style-name="ce16" table:formula="of:=VLOOKUP([.AQ9]; [.$AY$2:.$AZ$15]; 2; 0)" office:value-type="float" office:value="2" calcext:value-type="float">
            <text:p>2</text:p>
          </table:table-cell>
          <table:table-cell table:style-name="ce16" table:formula="of:=VLOOKUP([.AR9]; [.$AY$2:.$AZ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B10];[.$AV$2:.$AW$15];2;0); VLOOKUP([.C10];[.$AV$2:.$AW$15];2;0); VLOOKUP([.D10];[.$AV$2:.$AW$15];2;0); VLOOKUP([.E10];[.$AV$2:.$AW$15];2;0); VLOOKUP([.F10];[.$AV$2:.$AW$15];2;0); VLOOKUP([.G10];[.$AV$2:.$AW$15];2;0); VLOOKUP([.H10];[.$AV$2:.$AW$15];2;0); VLOOKUP([.I10];[.$AV$2:.$AW$15];2;0); VLOOKUP([.J10];[.$AV$2:.$AW$15];2;0); VLOOKUP([.K10];[.$AV$2:.$AW$15];2;0))/1000)*0.3" office:value-type="float" office:value="0.2583" calcext:value-type="float">
            <text:p>0.2583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0:.U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0]/100*0.05+[.Y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0]/100*0.15+[.AC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(SUM(VLOOKUP([.AF10];[.$AV$2:.$AW$15];2;0); VLOOKUP([.AG10];[.$AV$2:.$AW$15];2;0); MIN(30; [.AH10]))/230)*0.05" office:value-type="float" office:value="0.0406521739130435" calcext:value-type="float">
            <text:p>0.04065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 table:formula="of:=(SUM(VLOOKUP([.AK10];[.$AV$2:.$AW$15];2;0); VLOOKUP([.AL10];[.$AV$2:.$AW$15];2;0); VLOOKUP([.AM10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10] + [.V10] + [.Z10] + [.AI10] + [.AD10] + [.AN10]" office:value-type="float" office:value="0.78361884057971" calcext:value-type="float">
            <text:p>0.78362</text:p>
          </table:table-cell>
          <table:table-cell table:style-name="ce16" table:formula="of:=IF([.AP10]&gt;=0.9875;&quot;A+&quot;;  IF([.AP10]&gt;=0.94; &quot;A&quot;; IF([.AP10]&gt;=0.9; &quot;A-&quot;; IF([.AP10]&gt;=0.87; &quot;B+&quot;; IF([.AP10]&gt;=0.84;&quot;B&quot;; IF([.AP10]&gt;=0.8; &quot;B-&quot;; IF([.AP10]&gt;=0.77; &quot;C+&quot;; IF([.AP10]&gt;=0.74;&quot;C&quot;; IF([.AP10]&gt;=0.7; &quot;C-&quot;; IF([.AP10]&gt;=0.67; &quot;D+&quot;; IF([.AP10]&gt;=0.64;&quot;D&quot;; IF([.AP10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Q10]; [.$AY$2:.$AZ$15]; 2; 0)" office:value-type="float" office:value="2.3" calcext:value-type="float">
            <text:p>2.3</text:p>
          </table:table-cell>
          <table:table-cell table:style-name="ce16" table:formula="of:=VLOOKUP([.AR10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 table:formula="of:=(SUM(VLOOKUP([.B11];[.$AV$2:.$AW$15];2;0); VLOOKUP([.C11];[.$AV$2:.$AW$15];2;0); VLOOKUP([.D11];[.$AV$2:.$AW$15];2;0); VLOOKUP([.E11];[.$AV$2:.$AW$15];2;0); VLOOKUP([.F11];[.$AV$2:.$AW$15];2;0); VLOOKUP([.G11];[.$AV$2:.$AW$15];2;0); VLOOKUP([.H11];[.$AV$2:.$AW$15];2;0); VLOOKUP([.I11];[.$AV$2:.$AW$15];2;0); VLOOKUP([.J11];[.$AV$2:.$AW$15];2;0); VLOOKUP([.K11];[.$AV$2:.$AW$15];2;0))/1000)*0.3" office:value-type="float" office:value="0.2673" calcext:value-type="float">
            <text:p>0.267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1:.U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1]/100*0.05+[.Y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7" table:formula="of:=[.AB11]/100*0.15+[.AC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11];[.$AV$2:.$AW$15];2;0); VLOOKUP([.AG11];[.$AV$2:.$AW$15];2;0); MIN(30; [.AH11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11];[.$AV$2:.$AW$15];2;0); VLOOKUP([.AL11];[.$AV$2:.$AW$15];2;0); VLOOKUP([.AM11];[.$AV$2:.$AW$15];2;0))/300)*0.1" office:value-type="float" office:value="0.0903333333333333" calcext:value-type="float">
            <text:p>0.09033</text:p>
          </table:table-cell>
          <table:table-cell/>
          <table:table-cell table:style-name="ce14" table:formula="of:=[.L11] + [.V11] + [.Z11] + [.AI11] + [.AD11] + [.AN11]" office:value-type="float" office:value="0.832850724637681" calcext:value-type="float">
            <text:p>0.83285</text:p>
          </table:table-cell>
          <table:table-cell table:style-name="ce16" table:formula="of:=IF([.AP11]&gt;=0.9875;&quot;A+&quot;;  IF([.AP11]&gt;=0.94; &quot;A&quot;; IF([.AP11]&gt;=0.9; &quot;A-&quot;; IF([.AP11]&gt;=0.87; &quot;B+&quot;; IF([.AP11]&gt;=0.84;&quot;B&quot;; IF([.AP11]&gt;=0.8; &quot;B-&quot;; IF([.AP11]&gt;=0.77; &quot;C+&quot;; IF([.AP11]&gt;=0.74;&quot;C&quot;; IF([.AP11]&gt;=0.7; &quot;C-&quot;; IF([.AP11]&gt;=0.67; &quot;D+&quot;; IF([.AP11]&gt;=0.64;&quot;D&quot;; IF([.AP11]&gt;=0.6; &quot;D-&quot;; &quot;F&quot;))))))))))))" office:value-type="string" office:string-value="B-" calcext:value-type="string">
            <text:p>B-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Q11]; [.$AY$2:.$AZ$15]; 2; 0)" office:value-type="float" office:value="2.7" calcext:value-type="float">
            <text:p>2.7</text:p>
          </table:table-cell>
          <table:table-cell table:style-name="ce16" table:formula="of:=VLOOKUP([.AR11]; [.$AY$2:.$AZ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 table:formula="of:=(SUM(VLOOKUP([.B12];[.$AV$2:.$AW$15];2;0); VLOOKUP([.C12];[.$AV$2:.$AW$15];2;0); VLOOKUP([.D12];[.$AV$2:.$AW$15];2;0); VLOOKUP([.E12];[.$AV$2:.$AW$15];2;0); VLOOKUP([.F12];[.$AV$2:.$AW$15];2;0); VLOOKUP([.G12];[.$AV$2:.$AW$15];2;0); VLOOKUP([.H12];[.$AV$2:.$AW$15];2;0); VLOOKUP([.I12];[.$AV$2:.$AW$15];2;0); VLOOKUP([.J12];[.$AV$2:.$AW$15];2;0); VLOOKUP([.K12];[.$AV$2:.$AW$15];2;0))/1000)*0.3" office:value-type="float" office:value="0.279" calcext:value-type="float">
            <text:p>0.279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2:.U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2]/100*0.05+[.Y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AB12]/100*0.15+[.AC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12];[.$AV$2:.$AW$15];2;0); VLOOKUP([.AG12];[.$AV$2:.$AW$15];2;0); MIN(30; [.AH12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 table:formula="of:=(SUM(VLOOKUP([.AK12];[.$AV$2:.$AW$15];2;0); VLOOKUP([.AL12];[.$AV$2:.$AW$15];2;0); VLOOKUP([.AM12];[.$AV$2:.$AW$15];2;0))/300)*0.1" office:value-type="float" office:value="0.095" calcext:value-type="float">
            <text:p>0.09500</text:p>
          </table:table-cell>
          <table:table-cell/>
          <table:table-cell table:style-name="ce14" table:formula="of:=[.L12] + [.V12] + [.Z12] + [.AI12] + [.AD12] + [.AN12]" office:value-type="float" office:value="0.886217391304348" calcext:value-type="float">
            <text:p>0.88622</text:p>
          </table:table-cell>
          <table:table-cell table:style-name="ce16" table:formula="of:=IF([.AP12]&gt;=0.9875;&quot;A+&quot;;  IF([.AP12]&gt;=0.94; &quot;A&quot;; IF([.AP12]&gt;=0.9; &quot;A-&quot;; IF([.AP12]&gt;=0.87; &quot;B+&quot;; IF([.AP12]&gt;=0.84;&quot;B&quot;; IF([.AP12]&gt;=0.8; &quot;B-&quot;; IF([.AP12]&gt;=0.77; &quot;C+&quot;; IF([.AP12]&gt;=0.74;&quot;C&quot;; IF([.AP12]&gt;=0.7; &quot;C-&quot;; IF([.AP12]&gt;=0.67; &quot;D+&quot;; IF([.AP12]&gt;=0.64;&quot;D&quot;; IF([.AP12]&gt;=0.6; &quot;D-&quot;; &quot;F&quot;))))))))))))" office:value-type="string" office:string-value="B+" calcext:value-type="string">
            <text:p>B+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Q12]; [.$AY$2:.$AZ$15]; 2; 0)" office:value-type="float" office:value="3.3" calcext:value-type="float">
            <text:p>3.3</text:p>
          </table:table-cell>
          <table:table-cell table:style-name="ce16" table:formula="of:=VLOOKUP([.AR12]; [.$AY$2:.$AZ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 table:formula="of:=(SUM(VLOOKUP([.B13];[.$AV$2:.$AW$15];2;0); VLOOKUP([.C13];[.$AV$2:.$AW$15];2;0); VLOOKUP([.D13];[.$AV$2:.$AW$15];2;0); VLOOKUP([.E13];[.$AV$2:.$AW$15];2;0); VLOOKUP([.F13];[.$AV$2:.$AW$15];2;0); VLOOKUP([.G13];[.$AV$2:.$AW$15];2;0); VLOOKUP([.H13];[.$AV$2:.$AW$15];2;0); VLOOKUP([.I13];[.$AV$2:.$AW$15];2;0); VLOOKUP([.J13];[.$AV$2:.$AW$15];2;0); VLOOKUP([.K13];[.$AV$2:.$AW$15];2;0))/1000)*0.3" office:value-type="float" office:value="0.2871" calcext:value-type="float">
            <text:p>0.2871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3:.U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3]/100*0.05+[.Y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AB13]/100*0.15+[.AC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formula="of:=(SUM(VLOOKUP([.AF13];[.$AV$2:.$AW$15];2;0); VLOOKUP([.AG13];[.$AV$2:.$AW$15];2;0); MIN(30; [.AH13]))/230)*0.05" office:value-type="float" office:value="0.0389130434782609" calcext:value-type="float">
            <text:p>0.038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 table:formula="of:=(SUM(VLOOKUP([.AK13];[.$AV$2:.$AW$15];2;0); VLOOKUP([.AL13];[.$AV$2:.$AW$15];2;0); VLOOKUP([.AM13];[.$AV$2:.$AW$15];2;0))/300)*0.1" office:value-type="float" office:value="0.0873333333333333" calcext:value-type="float">
            <text:p>0.08733</text:p>
          </table:table-cell>
          <table:table-cell/>
          <table:table-cell table:style-name="ce14" table:formula="of:=[.L13] + [.V13] + [.Z13] + [.AI13] + [.AD13] + [.AN13]" office:value-type="float" office:value="0.933846376811594" calcext:value-type="float">
            <text:p>0.93385</text:p>
          </table:table-cell>
          <table:table-cell table:style-name="ce16" table:formula="of:=IF([.AP13]&gt;=0.9875;&quot;A+&quot;;  IF([.AP13]&gt;=0.94; &quot;A&quot;; IF([.AP13]&gt;=0.9; &quot;A-&quot;; IF([.AP13]&gt;=0.87; &quot;B+&quot;; IF([.AP13]&gt;=0.84;&quot;B&quot;; IF([.AP13]&gt;=0.8; &quot;B-&quot;; IF([.AP13]&gt;=0.77; &quot;C+&quot;; IF([.AP13]&gt;=0.74;&quot;C&quot;; IF([.AP13]&gt;=0.7; &quot;C-&quot;; IF([.AP13]&gt;=0.67; &quot;D+&quot;; IF([.AP13]&gt;=0.64;&quot;D&quot;; IF([.AP13]&gt;=0.6; &quot;D-&quot;; &quot;F&quot;))))))))))))" office:value-type="string" office:string-value="A-" calcext:value-type="string">
            <text:p>A-</text:p>
          </table:table-cell>
          <table:table-cell table:style-name="ce16" office:value-type="string" calcext:value-type="string">
            <text:p>A-</text:p>
          </table:table-cell>
          <table:table-cell table:style-name="ce16" table:formula="of:=VLOOKUP([.AQ13]; [.$AY$2:.$AZ$15]; 2; 0)" office:value-type="float" office:value="3.7" calcext:value-type="float">
            <text:p>3.7</text:p>
          </table:table-cell>
          <table:table-cell table:style-name="ce16" table:formula="of:=VLOOKUP([.AR13]; [.$AY$2:.$AZ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B14];[.$AV$2:.$AW$15];2;0); VLOOKUP([.C14];[.$AV$2:.$AW$15];2;0); VLOOKUP([.D14];[.$AV$2:.$AW$15];2;0); VLOOKUP([.E14];[.$AV$2:.$AW$15];2;0); VLOOKUP([.F14];[.$AV$2:.$AW$15];2;0); VLOOKUP([.G14];[.$AV$2:.$AW$15];2;0); VLOOKUP([.H14];[.$AV$2:.$AW$15];2;0); VLOOKUP([.I14];[.$AV$2:.$AW$15];2;0); VLOOKUP([.J14];[.$AV$2:.$AW$15];2;0); VLOOKUP([.K14];[.$AV$2:.$AW$15];2;0))/1000)*0.3" office:value-type="float" office:value="0.2781" calcext:value-type="float">
            <text:p>0.2781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4:.U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[.X14]/100*0.05+[.Y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7" table:formula="of:=[.AB14]/100*0.15+[.AC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7" table:formula="of:=(SUM(VLOOKUP([.AF14];[.$AV$2:.$AW$15];2;0); VLOOKUP([.AG14];[.$AV$2:.$AW$15];2;0); MIN(30; [.AH14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14];[.$AV$2:.$AW$15];2;0); VLOOKUP([.AL14];[.$AV$2:.$AW$15];2;0); VLOOKUP([.AM14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14] + [.V14] + [.Z14] + [.AI14] + [.AD14] + [.AN14]" office:value-type="float" office:value="0.788998550724638" calcext:value-type="float">
            <text:p>0.78900</text:p>
          </table:table-cell>
          <table:table-cell table:style-name="ce16" table:formula="of:=IF([.AP14]&gt;=0.9875;&quot;A+&quot;;  IF([.AP14]&gt;=0.94; &quot;A&quot;; IF([.AP14]&gt;=0.9; &quot;A-&quot;; IF([.AP14]&gt;=0.87; &quot;B+&quot;; IF([.AP14]&gt;=0.84;&quot;B&quot;; IF([.AP14]&gt;=0.8; &quot;B-&quot;; IF([.AP14]&gt;=0.77; &quot;C+&quot;; IF([.AP14]&gt;=0.74;&quot;C&quot;; IF([.AP14]&gt;=0.7; &quot;C-&quot;; IF([.AP14]&gt;=0.67; &quot;D+&quot;; IF([.AP14]&gt;=0.64;&quot;D&quot;; IF([.AP14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Q14]; [.$AY$2:.$AZ$15]; 2; 0)" office:value-type="float" office:value="2.3" calcext:value-type="float">
            <text:p>2.3</text:p>
          </table:table-cell>
          <table:table-cell table:style-name="ce16" table:formula="of:=VLOOKUP([.AR14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5];[.$AV$2:.$AW$15];2;0); VLOOKUP([.C15];[.$AV$2:.$AW$15];2;0); VLOOKUP([.D15];[.$AV$2:.$AW$15];2;0); VLOOKUP([.E15];[.$AV$2:.$AW$15];2;0); VLOOKUP([.F15];[.$AV$2:.$AW$15];2;0); VLOOKUP([.G15];[.$AV$2:.$AW$15];2;0); VLOOKUP([.H15];[.$AV$2:.$AW$15];2;0); VLOOKUP([.I15];[.$AV$2:.$AW$15];2;0); VLOOKUP([.J15];[.$AV$2:.$AW$15];2;0); VLOOKUP([.K15];[.$AV$2:.$AW$15];2;0))/1000)*0.3" office:value-type="float" office:value="0.2643" calcext:value-type="float">
            <text:p>0.264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5:.U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5]/100*0.05+[.Y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15]/100*0.15+[.AC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(SUM(VLOOKUP([.AF15];[.$AV$2:.$AW$15];2;0); VLOOKUP([.AG15];[.$AV$2:.$AW$15];2;0); MIN(30; [.AH15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 table:formula="of:=(SUM(VLOOKUP([.AK15];[.$AV$2:.$AW$15];2;0); VLOOKUP([.AL15];[.$AV$2:.$AW$15];2;0); VLOOKUP([.AM15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15] + [.V15] + [.Z15] + [.AI15] + [.AD15] + [.AN15]" office:value-type="float" office:value="0.834531884057971" calcext:value-type="float">
            <text:p>0.83453</text:p>
          </table:table-cell>
          <table:table-cell table:style-name="ce16" table:formula="of:=IF([.AP15]&gt;=0.9875;&quot;A+&quot;;  IF([.AP15]&gt;=0.94; &quot;A&quot;; IF([.AP15]&gt;=0.9; &quot;A-&quot;; IF([.AP15]&gt;=0.87; &quot;B+&quot;; IF([.AP15]&gt;=0.84;&quot;B&quot;; IF([.AP15]&gt;=0.8; &quot;B-&quot;; IF([.AP15]&gt;=0.77; &quot;C+&quot;; IF([.AP15]&gt;=0.74;&quot;C&quot;; IF([.AP15]&gt;=0.7; &quot;C-&quot;; IF([.AP15]&gt;=0.67; &quot;D+&quot;; IF([.AP15]&gt;=0.64;&quot;D&quot;; IF([.AP15]&gt;=0.6; &quot;D-&quot;; &quot;F&quot;))))))))))))" office:value-type="string" office:string-value="B-" calcext:value-type="string">
            <text:p>B-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Q15]; [.$AY$2:.$AZ$15]; 2; 0)" office:value-type="float" office:value="2.7" calcext:value-type="float">
            <text:p>2.7</text:p>
          </table:table-cell>
          <table:table-cell table:style-name="ce16" table:formula="of:=VLOOKUP([.AR15]; [.$AY$2:.$AZ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6];[.$AV$2:.$AW$15];2;0); VLOOKUP([.C16];[.$AV$2:.$AW$15];2;0); VLOOKUP([.D16];[.$AV$2:.$AW$15];2;0); VLOOKUP([.E16];[.$AV$2:.$AW$15];2;0); VLOOKUP([.F16];[.$AV$2:.$AW$15];2;0); VLOOKUP([.G16];[.$AV$2:.$AW$15];2;0); VLOOKUP([.H16];[.$AV$2:.$AW$15];2;0); VLOOKUP([.I16];[.$AV$2:.$AW$15];2;0); VLOOKUP([.J16];[.$AV$2:.$AW$15];2;0); VLOOKUP([.K16];[.$AV$2:.$AW$15];2;0))/1000)*0.3" office:value-type="float" office:value="0.285" calcext:value-type="float">
            <text:p>0.285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table:formula="of:=SUM([.N16:.U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 table:formula="of:=[.X16]/100*0.05+[.Y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7" table:formula="of:=[.AB16]/100*0.15+[.AC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(SUM(VLOOKUP([.AF16];[.$AV$2:.$AW$15];2;0); VLOOKUP([.AG16];[.$AV$2:.$AW$15];2;0); MIN(30; [.AH1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AK16];[.$AV$2:.$AW$15];2;0); VLOOKUP([.AL16];[.$AV$2:.$AW$15];2;0); VLOOKUP([.AM16];[.$AV$2:.$AW$15];2;0))/300)*0.1" office:value-type="float" office:value="0.0916666666666667" calcext:value-type="float">
            <text:p>0.09167</text:p>
          </table:table-cell>
          <table:table-cell/>
          <table:table-cell table:style-name="ce14" table:formula="of:=[.L16] + [.V16] + [.Z16] + [.AI16] + [.AD16] + [.AN16]" office:value-type="float" office:value="0.805753623188406" calcext:value-type="float">
            <text:p>0.80575</text:p>
          </table:table-cell>
          <table:table-cell table:style-name="ce16" table:formula="of:=IF([.AP16]&gt;=0.9875;&quot;A+&quot;;  IF([.AP16]&gt;=0.94; &quot;A&quot;; IF([.AP16]&gt;=0.9; &quot;A-&quot;; IF([.AP16]&gt;=0.87; &quot;B+&quot;; IF([.AP16]&gt;=0.84;&quot;B&quot;; IF([.AP16]&gt;=0.8; &quot;B-&quot;; IF([.AP16]&gt;=0.77; &quot;C+&quot;; IF([.AP16]&gt;=0.74;&quot;C&quot;; IF([.AP16]&gt;=0.7; &quot;C-&quot;; IF([.AP16]&gt;=0.67; &quot;D+&quot;; IF([.AP16]&gt;=0.64;&quot;D&quot;; IF([.AP16]&gt;=0.6; &quot;D-&quot;; &quot;F&quot;))))))))))))" office:value-type="string" office:string-value="B-" calcext:value-type="string">
            <text:p>B-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Q16]; [.$AY$2:.$AZ$15]; 2; 0)" office:value-type="float" office:value="2.7" calcext:value-type="float">
            <text:p>2.7</text:p>
          </table:table-cell>
          <table:table-cell table:style-name="ce16" table:formula="of:=VLOOKUP([.AR16]; [.$AY$2:.$AZ$15]; 2; 0)" office:value-type="float" office:value="2.7" calcext:value-type="float">
            <text:p>2.7</text:p>
          </table:table-cell>
          <table:table-cell/>
          <table:table-cell table:style-name="ce21"/>
          <table:table-cell table:style-name="ce10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6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 table:formula="of:=(SUM(VLOOKUP([.B17];[.$AV$2:.$AW$15];2;0); VLOOKUP([.C17];[.$AV$2:.$AW$15];2;0); VLOOKUP([.D17];[.$AV$2:.$AW$15];2;0); VLOOKUP([.E17];[.$AV$2:.$AW$15];2;0); VLOOKUP([.F17];[.$AV$2:.$AW$15];2;0); VLOOKUP([.G17];[.$AV$2:.$AW$15];2;0); VLOOKUP([.H17];[.$AV$2:.$AW$15];2;0); VLOOKUP([.I17];[.$AV$2:.$AW$15];2;0); VLOOKUP([.J17];[.$AV$2:.$AW$15];2;0); VLOOKUP([.K17];[.$AV$2:.$AW$15];2;0))/1000)*0.3" office:value-type="float" office:value="0.2772" calcext:value-type="float">
            <text:p>0.2772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7:.U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X17]/100*0.05+[.Y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AB17]/100*0.15+[.AC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7" table:formula="of:=(SUM(VLOOKUP([.AF17];[.$AV$2:.$AW$15];2;0); VLOOKUP([.AG17];[.$AV$2:.$AW$15];2;0); MIN(30; [.AH17]))/230)*0.05" office:value-type="float" office:value="0.0428260869565217" calcext:value-type="float">
            <text:p>0.04283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17];[.$AV$2:.$AW$15];2;0); VLOOKUP([.AL17];[.$AV$2:.$AW$15];2;0); VLOOKUP([.AM17];[.$AV$2:.$AW$15];2;0))/300)*0.1" office:value-type="float" office:value="0.0903333333333333" calcext:value-type="float">
            <text:p>0.09033</text:p>
          </table:table-cell>
          <table:table-cell/>
          <table:table-cell table:style-name="ce14" table:formula="of:=[.L17] + [.V17] + [.Z17] + [.AI17] + [.AD17] + [.AN17]" office:value-type="float" office:value="0.885359420289855" calcext:value-type="float">
            <text:p>0.88536</text:p>
          </table:table-cell>
          <table:table-cell table:style-name="ce16" table:formula="of:=IF([.AP17]&gt;=0.9875;&quot;A+&quot;;  IF([.AP17]&gt;=0.94; &quot;A&quot;; IF([.AP17]&gt;=0.9; &quot;A-&quot;; IF([.AP17]&gt;=0.87; &quot;B+&quot;; IF([.AP17]&gt;=0.84;&quot;B&quot;; IF([.AP17]&gt;=0.8; &quot;B-&quot;; IF([.AP17]&gt;=0.77; &quot;C+&quot;; IF([.AP17]&gt;=0.74;&quot;C&quot;; IF([.AP17]&gt;=0.7; &quot;C-&quot;; IF([.AP17]&gt;=0.67; &quot;D+&quot;; IF([.AP17]&gt;=0.64;&quot;D&quot;; IF([.AP17]&gt;=0.6; &quot;D-&quot;; &quot;F&quot;))))))))))))" office:value-type="string" office:string-value="B+" calcext:value-type="string">
            <text:p>B+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Q17]; [.$AY$2:.$AZ$15]; 2; 0)" office:value-type="float" office:value="3.3" calcext:value-type="float">
            <text:p>3.3</text:p>
          </table:table-cell>
          <table:table-cell table:style-name="ce16" table:formula="of:=VLOOKUP([.AR17]; [.$AY$2:.$AZ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2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8];[.$AV$2:.$AW$15];2;0); VLOOKUP([.C18];[.$AV$2:.$AW$15];2;0); VLOOKUP([.D18];[.$AV$2:.$AW$15];2;0); VLOOKUP([.E18];[.$AV$2:.$AW$15];2;0); VLOOKUP([.F18];[.$AV$2:.$AW$15];2;0); VLOOKUP([.G18];[.$AV$2:.$AW$15];2;0); VLOOKUP([.H18];[.$AV$2:.$AW$15];2;0); VLOOKUP([.I18];[.$AV$2:.$AW$15];2;0); VLOOKUP([.J18];[.$AV$2:.$AW$15];2;0); VLOOKUP([.K18];[.$AV$2:.$AW$15];2;0))/1000)*0.3" office:value-type="float" office:value="0.2703" calcext:value-type="float">
            <text:p>0.270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8:.U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X18]/100*0.05+[.Y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8]/100*0.15+[.AC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18];[.$AV$2:.$AW$15];2;0); VLOOKUP([.AG18];[.$AV$2:.$AW$15];2;0); MIN(30; [.AH18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 table:formula="of:=(SUM(VLOOKUP([.AK18];[.$AV$2:.$AW$15];2;0); VLOOKUP([.AL18];[.$AV$2:.$AW$15];2;0); VLOOKUP([.AM18];[.$AV$2:.$AW$15];2;0))/300)*0.1" office:value-type="float" office:value="0.095" calcext:value-type="float">
            <text:p>0.09500</text:p>
          </table:table-cell>
          <table:table-cell/>
          <table:table-cell table:style-name="ce14" table:formula="of:=[.L18] + [.V18] + [.Z18] + [.AI18] + [.AD18] + [.AN18]" office:value-type="float" office:value="0.842017391304348" calcext:value-type="float">
            <text:p>0.84202</text:p>
          </table:table-cell>
          <table:table-cell table:style-name="ce16" table:formula="of:=IF([.AP18]&gt;=0.9875;&quot;A+&quot;;  IF([.AP18]&gt;=0.94; &quot;A&quot;; IF([.AP18]&gt;=0.9; &quot;A-&quot;; IF([.AP18]&gt;=0.87; &quot;B+&quot;; IF([.AP18]&gt;=0.84;&quot;B&quot;; IF([.AP18]&gt;=0.8; &quot;B-&quot;; IF([.AP18]&gt;=0.77; &quot;C+&quot;; IF([.AP18]&gt;=0.74;&quot;C&quot;; IF([.AP18]&gt;=0.7; &quot;C-&quot;; IF([.AP18]&gt;=0.67; &quot;D+&quot;; IF([.AP18]&gt;=0.64;&quot;D&quot;; IF([.AP18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Q18]; [.$AY$2:.$AZ$15]; 2; 0)" office:value-type="float" office:value="3" calcext:value-type="float">
            <text:p>3</text:p>
          </table:table-cell>
          <table:table-cell table:style-name="ce16" table:formula="of:=VLOOKUP([.AR18]; [.$AY$2:.$AZ$15]; 2; 0)" office:value-type="float" office:value="3" calcext:value-type="float">
            <text:p>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 table:formula="of:=(SUM(VLOOKUP([.B19];[.$AV$2:.$AW$15];2;0); VLOOKUP([.C19];[.$AV$2:.$AW$15];2;0); VLOOKUP([.D19];[.$AV$2:.$AW$15];2;0); VLOOKUP([.E19];[.$AV$2:.$AW$15];2;0); VLOOKUP([.F19];[.$AV$2:.$AW$15];2;0); VLOOKUP([.G19];[.$AV$2:.$AW$15];2;0); VLOOKUP([.H19];[.$AV$2:.$AW$15];2;0); VLOOKUP([.I19];[.$AV$2:.$AW$15];2;0); VLOOKUP([.J19];[.$AV$2:.$AW$15];2;0); VLOOKUP([.K19];[.$AV$2:.$AW$15];2;0))/1000)*0.3" office:value-type="float" office:value="0.2841" calcext:value-type="float">
            <text:p>0.2841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9:.U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9]/100*0.05+[.Y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7" table:formula="of:=[.AB19]/100*0.15+[.AC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19];[.$AV$2:.$AW$15];2;0); VLOOKUP([.AG19];[.$AV$2:.$AW$15];2;0); MIN(30; [.AH19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19];[.$AV$2:.$AW$15];2;0); VLOOKUP([.AL19];[.$AV$2:.$AW$15];2;0); VLOOKUP([.AM19];[.$AV$2:.$AW$15];2;0))/300)*0.1" office:value-type="float" office:value="0.0936666666666667" calcext:value-type="float">
            <text:p>0.09367</text:p>
          </table:table-cell>
          <table:table-cell/>
          <table:table-cell table:style-name="ce14" table:formula="of:=[.L19] + [.V19] + [.Z19] + [.AI19] + [.AD19] + [.AN19]" office:value-type="float" office:value="0.882984057971015" calcext:value-type="float">
            <text:p>0.88298</text:p>
          </table:table-cell>
          <table:table-cell table:style-name="ce16" table:formula="of:=IF([.AP19]&gt;=0.9875;&quot;A+&quot;;  IF([.AP19]&gt;=0.94; &quot;A&quot;; IF([.AP19]&gt;=0.9; &quot;A-&quot;; IF([.AP19]&gt;=0.87; &quot;B+&quot;; IF([.AP19]&gt;=0.84;&quot;B&quot;; IF([.AP19]&gt;=0.8; &quot;B-&quot;; IF([.AP19]&gt;=0.77; &quot;C+&quot;; IF([.AP19]&gt;=0.74;&quot;C&quot;; IF([.AP19]&gt;=0.7; &quot;C-&quot;; IF([.AP19]&gt;=0.67; &quot;D+&quot;; IF([.AP19]&gt;=0.64;&quot;D&quot;; IF([.AP19]&gt;=0.6; &quot;D-&quot;; &quot;F&quot;))))))))))))" office:value-type="string" office:string-value="B+" calcext:value-type="string">
            <text:p>B+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Q19]; [.$AY$2:.$AZ$15]; 2; 0)" office:value-type="float" office:value="3.3" calcext:value-type="float">
            <text:p>3.3</text:p>
          </table:table-cell>
          <table:table-cell table:style-name="ce16" table:formula="of:=VLOOKUP([.AR19]; [.$AY$2:.$AZ$15]; 2; 0)" office:value-type="float" office:value="3.3" calcext:value-type="float">
            <text:p>3.3</text:p>
          </table:table-cell>
          <table:table-cell table:number-columns-repeated="978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6" table:number-columns-repeated="4"/>
          <table:table-cell table:number-columns-repeated="978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 table:formula="of:=AVERAGE([.V2:.V19])" office:value-type="float" office:value="0.0868055555555556" calcext:value-type="float">
            <text:p>0.08681</text:p>
          </table:table-cell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 table:formula="of:=AVERAGE([.Z2:.Z18])" office:value-type="float" office:value="0.0739411764705882" calcext:value-type="float">
            <text:p>0.07394</text:p>
          </table:table-cell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 table:formula="of:=AVERAGE([.AC2:.AC19])" office:value-type="float" office:value="72.4444444444444" calcext:value-type="float">
            <text:p>72.4444444444</text:p>
          </table:table-cell>
          <table:table-cell table:style-name="ce7" table:formula="of:=AVERAGE([.AD2:.AD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6" table:number-columns-repeated="4"/>
          <table:table-cell table:number-columns-repeated="978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11" table:formula="of:=(SUM(VLOOKUP([.B2]; [.$AG$2:.$AH$14]; 2; 0)))" office:value-type="float" office:value="45" calcext:value-type="float">
            <text:p>45.00000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6" table:number-columns-repeated="4"/>
          <table:table-cell table:number-columns-repeated="978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1"/>
          <table:table-cell table:style-name="ce16" table:formula="of:=AVERAGE([.AP2:.AP19])" office:value-type="float" office:value="0.829672222222222" calcext:value-type="float">
            <text:p>0.8296722222</text:p>
          </table:table-cell>
          <table:table-cell table:style-name="ce13" table:number-columns-repeated="2"/>
          <table:table-cell table:style-name="ce16" table:formula="of:=AVERAGE([.AS2:.AS22])" office:value-type="float" office:value="2.75" calcext:value-type="float">
            <text:p>2.75</text:p>
          </table:table-cell>
          <table:table-cell table:style-name="ce16" table:formula="of:=AVERAGE([.AT2:.AT22])" office:value-type="float" office:value="2.79444444444444" calcext:value-type="float">
            <text:p>2.7944444444</text:p>
          </table:table-cell>
          <table:table-cell table:number-columns-repeated="978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3:17:59.375040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5T14:47:11.351717359</dc:date>
    <dc:creator>Gregory Kapfhammer</dc:creator>
    <meta:editing-duration>P9DT7H31M49S</meta:editing-duration>
    <meta:editing-cycles>268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829" meta:object-count="0"/>
  </office:meta>
</office:document-meta>
</file>